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2465in" table:align="left" style:writing-mode="lr-tb"/>
    </style:style>
    <style:style style:name="Table1.A" style:family="table-column">
      <style:table-column-properties style:column-width="3.0417in"/>
    </style:style>
    <style:style style:name="Table1.B" style:family="table-column">
      <style:table-column-properties style:column-width="0.2049in"/>
    </style:style>
    <style:style style:name="Table1.A1" style:family="table-cell">
      <style:table-cell-properties style:vertical-align="middle" fo:padding="0in" fo:border="none"/>
    </style:style>
    <style:style style:name="Table1.A5" style:family="table-cell">
      <style:table-cell-properties style:vertical-align="middle" fo:padding-left="0in" fo:padding-right="0in" fo:padding-top="0in" fo:padding-bottom="0.0208in" fo:border-left="none" fo:border-right="none" fo:border-top="none" fo:border-bottom="0.05pt solid #000000"/>
    </style:style>
    <style:style style:name="Table1.A10" style:family="table-cell">
      <style:table-cell-properties style:vertical-align="middle" fo:background-color="#00ffff" fo:padding="0in" fo:border="none">
        <style:background-image/>
      </style:table-cell-properties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text-align="center" style:justify-single-word="false"/>
      <style:text-properties fo:font-size="17pt" fo:font-weight="bold"/>
    </style:style>
    <style:style style:name="P3" style:family="paragraph" style:parent-style-name="Table_20_Contents">
      <style:paragraph-properties fo:text-align="center" style:justify-single-word="false"/>
      <style:text-properties fo:font-size="15pt" fo:font-weight="bold"/>
    </style:style>
    <style:style style:name="P4" style:family="paragraph" style:parent-style-name="Table_20_Contents">
      <style:paragraph-properties fo:text-align="center" style:justify-single-word="false"/>
      <style:text-properties fo:font-size="14pt" fo:font-weight="bold"/>
    </style:style>
    <style:style style:name="P5" style:family="paragraph" style:parent-style-name="Table_20_Contents">
      <style:paragraph-properties fo:text-align="center" style:justify-single-word="false"/>
      <style:text-properties fo:font-size="13pt" fo:font-weight="bold"/>
    </style:style>
    <style:style style:name="P6" style:family="paragraph" style:parent-style-name="Table_20_Contents">
      <style:paragraph-properties fo:text-align="center" style:justify-single-word="false"/>
      <style:text-properties fo:font-weight="bold"/>
    </style:style>
    <style:style style:name="P7" style:family="paragraph" style:parent-style-name="Table_20_Contents">
      <style:paragraph-properties fo:text-align="center" style:justify-single-word="false"/>
      <style:text-properties fo:font-style="italic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color="#444950" loext:opacity="100%" fo:font-weight="bold"/>
    </style:style>
    <style:style style:name="P10" style:family="paragraph" style:parent-style-name="Table_20_Contents">
      <style:paragraph-properties fo:text-align="center" style:justify-single-word="false"/>
      <style:text-properties fo:color="#444950" loext:opacity="100%" fo:font-style="italic"/>
    </style:style>
    <style:style style:name="P11" style:family="paragraph" style:parent-style-name="Table_20_Contents">
      <style:paragraph-properties fo:text-align="center" style:justify-single-word="false"/>
      <style:text-properties fo:color="#44495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2">SULTAN TOASTMASTERS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3">Club Meeting</text:p>
          </table:table-cell>
          <table:covered-table-cell/>
        </table:table-row>
        <table:table-row>
          <table:table-cell table:style-name="Table1.A5" office:value-type="string">
            <text:p text:style-name="P1"/>
          </table:table-cell>
          <table:table-cell table:style-name="Table1.A5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4">July 9, 2024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0" table:number-columns-spanned="2" office:value-type="string">
            <text:p text:style-name="P5">PROGRAMME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6">Theme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7">New Beginnings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6">Prelude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7">Sgt-at-Arms calls the President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7">Call to Order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6">Pres. Roy Vincent Canseco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8">(3 Minutes)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7">Light Moments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8">(10 Minutes)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7">Word of the Day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8">(2 Minutes)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6">Opening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7">Invocation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6">IPP Maria Elsa Sabularse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7">Pledge to the Flag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7">Toastmaster's Promise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7">Toastmaster President turns over to the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7">Toastmaster of the Evening (TME)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9">Pres. Roy Vincent Canseco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7">Table Topics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9">PP Ronaldo Canseco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8">(15 Minutes)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6">TM Prepared Speeches: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6">Prepared Speaker 1: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6">Pres. Roy Vincent Canseco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7">Making Scheduling of Speakers and Roletakers Easy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7">Purpose/Objectives: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8">To get the club with the VP-Ed in the lead to use the Jesse Spreadsheet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6">Prepared Speaker 2: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6">DTM Carolyn Ann Reyes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8">(Plan for Joint Induction 2024)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7">Purpose/Objectives: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8">To inform and excite the club about the upcoming Officer's Induction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6">Prepared Speaker 3: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7">Purpose/Objectives: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6">Prepared Speaker 4: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7">Purpose/Objectives: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6">Evaluation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7">TME turns over to the General Evaluator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10">Opening Remarks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6">PP Michael Alunan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8">General Evaluator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7">Table Topics Evaluator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6">PP Pinky San Andres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1">(5-7 minutes)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7">Prepared Speech Evaluator 1: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6">TM Menchie Borbon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7">(2-3 minutes)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7">Prepared Speech Evaluator 2: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7">(2-3 minutes)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7">Prepared Speech Evaluator 3: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7">(2-3 minutes)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7">Prepared Speech Evaluator 4: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7">(2-3 minutes)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7">Grammarian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8">(5 minutes, including GUTs)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7">Ah Counter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8">(3 minutes)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7">Timer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8">(3 minutes)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7">Evaluation Synthesis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9">PP Michael Alunan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8">General Evaluator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6">Closing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7">General Evaluator turns over to TME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7">TME closes the session &amp; turns over to the President.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6">Business Meeting / Club Updates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8">-End of Meeting-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tl" fo:country="P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tl" fo:country="P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3" fo:column-gap="0.2in"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6T13:57:55.453753822</meta:creation-date>
    <dc:date>2024-07-07T01:16:25.483503773</dc:date>
    <meta:editing-duration>PT2H50M30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1" meta:paragraph-count="72" meta:word-count="229" meta:character-count="1468" meta:non-whitespace-character-count="1311"/>
  </office:meta>
</office:document-meta>
</file>